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7.4181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1.8811in"/>
    </style:style>
    <style:style style:name="co7" style:family="table-column">
      <style:table-column-properties fo:break-before="auto" style:column-width="2.479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2.2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7827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4" table:default-cell-style-name="Default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office:value-type="string" calcext:value-type="string">
            <text:p>PR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1 <text:s text:c="7"/>for (uint256 i = 0; i &lt; _rules.length; ) {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Linear search is inefficient. <text:s/></text:p>
          </table:table-cell>
          <table:table-cell table:style-name="ce7" office:value-type="string" calcext:value-type="string">
            <text:p>Consider accepting an additional argument with the rule index hint.</text:p>
          </table:table-cell>
          <table:table-cell table:style-name="ce7" office:value-type="string" calcext:value-type="string">
            <text:p>Add an additional argument with the rule index hint and create a public function getRuleIndex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3" xlink:type="simple">pull/23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146 <text:s text:c="3"/>function kill() public onlyRole(DEFAULT_ADMIN_ROLE) {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40, 58</text:p>
          </table:table-cell>
          <table:table-cell table:style-name="ce4" office:value-type="string" calcext:value-type="string">
            <text:p>40                ++numAddressesWhitelisted;</text:p>
            <text:p>58                --numAddressesWhitelisted;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Here the same storage slot is updated multiple times in a loop. <text:s/></text:p>
          </table:table-cell>
          <table:table-cell table:style-name="ce7" office:value-type="string" calcext:value-type="string">
            <text:p>Consider updating a local variable instead and writing into the storage once after the loop.</text:p>
          </table:table-cell>
          <table:table-cell table:style-name="ce7" office:value-type="string" calcext:value-type="string">
            <text:p>Use a local variable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8" xlink:type="simple">pull/18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77 <text:s text:c="7"/>if (!whitelist[_newWhitelistAddress]) {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95 <text:s text:c="7"/>if (whitelist[_removeWhitelistAddress]) {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175 <text:s text:c="3"/>function kill() public onlyRole(DEFAULT_ADMIN_ROLE) {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26 <text:s text:c="3"/>function setRules(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This function doesn't check for duplicate rules. <text:s/></text:p>
          </table:table-cell>
          <table:table-cell table:style-name="ce7" office:value-type="string" calcext:value-type="string">
            <text:p>Consider adding such a check. <text:s/>An efficient way to do this would be to require the "rules_" array to be sorted. <text:s/>This would also simplify the zero rule test.</text:p>
          </table:table-cell>
          <table:table-cell table:style-name="ce7" office:value-type="string" calcext:value-type="string">
            <text:p>We use a hashmap to check for duplicate rules and the transaction is reverted in case of such o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5 <text:s text:c="3"/>function addRule(IRule rule_) public onlyRole(RULE_ENGINE_ROLE) {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allows adding a duplicate rule. <text:s/></text:p>
          </table:table-cell>
          <table:table-cell table:style-name="ce7" office:value-type="string" calcext:value-type="string">
            <text:p>Consider forbidding duplicate rules.</text:p>
          </table:table-cell>
          <table:table-cell table:style-name="ce7" office:value-type="string" calcext:value-type="string">
            <text:p>We use a hashmap to check for duplicate rules and the transaction is reverted in case of such o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70 <text:s text:c="3"/>function removeRule(IRule rule_) public onlyRole(RULE_ENGINE_ROLE) {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moves only the first occurrence of a rule. <text:s/></text:p>
          </table:table-cell>
          <table:table-cell table:style-name="ce7" office:value-type="string" calcext:value-type="string">
            <text:p>Consider removing all occurrences.</text:p>
          </table:table-cell>
          <table:table-cell table:style-name="ce7" office:value-type="string" calcext:value-type="string">
            <text:p>No longer needed since we forbid duplicate rules (CVF-7, CVF-8)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pragma solidity 0.8.17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RuleEngine.sol, RuleWhiteList.sol.</text:p>
          </table:table-cell>
          <table:table-cell table:style-name="ce7" office:value-type="string" calcext:value-type="string">
            <text:p>The contract codeList has been removed (CVF-11). For others contracts, we change to a floating pragma, but w do not want to offer the possibility to deploy the contract with a version interior to the version 0.8.17, which is a version used for the tests and the development (same principle as for the CMTAT)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5" xlink:type="simple">pull/25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abstract contract CodeList {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contract could be turned into a library. <text:s/>Alternatively, as it only contains constants, the constants could be moved to the top level and the contract could be removed.</text:p>
          </table:table-cell>
          <table:table-cell table:style-name="ce7" office:value-type="string" calcext:value-type="string">
            <text:p>The constants were moved inside the contract whitelist, a file was added in the documentation to summarize all the used codes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string" calcext:value-type="string">
            <text:p>7–9</text:p>
          </table:table-cell>
          <table:table-cell table:style-name="ce4" office:value-type="string" calcext:value-type="string">
            <text:p>7    uint8 constant CODE_ADDRESS_FROM_NOT_WHITELISTED = 20;</text:p>
            <text:p>8    uint8 constant CODE_ADDRESS_TO_NOT_WHITELISTED = 30;</text:p>
            <text:p>9    uint8 constant NO_ERROR = 0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ere is no access modifier for these constants, so internal access will be used by default. <text:s/></text:p>
          </table:table-cell>
          <table:table-cell table:style-name="ce7" office:value-type="string" calcext:value-type="string">
            <text:p>Consider explicitly specifying an access level.</text:p>
          </table:table-cell>
          <table:table-cell table:style-name="ce7" office:value-type="string" calcext:value-type="string">
            <text:p>The access level was set to public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string" calcext:value-type="string">
            <text:p>26, 46, 55, 70, 146</text:p>
          </table:table-cell>
          <table:table-cell table:style-name="ce4" office:value-type="string" calcext:value-type="string">
            <text:p>26    function setRules(</text:p>
            <text:p>46    function clearRules() public onlyRole(RULE_ENGINE_ROLE) {</text:p>
            <text:p>55    function addRule(IRule rule_) public onlyRole(RULE_ENGINE_ROLE) {</text:p>
            <text:p>70    function removeRule(IRule rule_) public onlyRole(RULE_ENGINE_ROLE) {</text:p>
            <text:p>146    function kill() public onlyRole(DEFAULT_ADMIN_ROLE) {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functions should emit some events.</text:p>
          </table:table-cell>
          <table:table-cell table:style-name="ce7"/>
          <table:table-cell table:style-name="ce7" office:value-type="string" calcext:value-type="string">
            <text:p>Emit event as recommended, except for the function kill which will be removed. Moreover, it is no useful to store event in a destroyed smart contrac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1" xlink:type="simple">pull/21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 <text:s text:c="7"/>require(rules_.length != 0, "The array is empty"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Without this check, the "clearRules" function wouldn't be necessary.</text:p>
          </table:table-cell>
          <table:table-cell table:style-name="ce7" office:value-type="string" calcext:value-type="string">
            <text:p>Yes, we want to have a separate function to clear all the rules, to avoid human error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138 <text:s text:c="7"/>if (!whitelist[_to]) {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if".</text:p>
          </table:table-cell>
          <table:table-cell table:style-name="ce7" office:value-type="string" calcext:value-type="string">
            <text:p>The function has been mod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142 <text:s text:c="7"/>return NO_ERROR;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The function has been mod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8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148–154</text:p>
          </table:table-cell>
          <table:table-cell table:style-name="ce4" office:value-type="string" calcext:value-type="string">
            <text:p>148        if (</text:p>
            <text:p>149            _restrictionCode == CODE_ADDRESS_FROM_NOT_WHITELISTED ||</text:p>
            <text:p>150            _restrictionCode == CODE_ADDRESS_TO_NOT_WHITELISTED</text:p>
            <text:p>151        ) {</text:p>
            <text:p>152            return true;</text:p>
            <text:p>153        }</text:p>
            <text:p>154        return false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is could be simplified as:</text:p>
            <text:p>return _restrictionCode == CODE_ADDRESS_FROM_NOT_WHITELISTED || _restrictionCode == CODE_ADDRESS_TO_NOT_WHITELISTED;</text:p>
          </table:table-cell>
          <table:table-cell table:style-name="ce7" office:value-type="string" calcext:value-type="string">
            <text:p>The function has been simpl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Sheet1.F2:Sheet1.F18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1" table:default-cell-style-name="Default"/>
        <table:table-row table:style-name="ro9">
          <table:table-cell table:number-columns-repeated="64"/>
        </table:table-row>
        <table:table-row table:style-name="ro1">
          <table:table-cell/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Suboptimal</text:p>
          </table:table-cell>
          <table:table-cell table:style-name="ce16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Documentation</text:p>
          </table:table-cell>
          <table:table-cell table:style-name="ce16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Unclear behavior</text:p>
          </table:table-cell>
          <table:table-cell table:style-name="ce16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Overflow/Underflow</text:p>
          </table:table-cell>
          <table:table-cell table:style-name="ce16"/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Informational</text:p>
          </table:table-cell>
          <table:table-cell table:style-name="ce16" office:value-type="string" calcext:value-type="string">
            <text:p>Procedural</text:p>
          </table:table-cell>
          <table:table-cell table:style-name="ce16"/>
          <table:table-cell table:number-columns-repeated="60"/>
        </table:table-row>
        <table:table-row table:style-name="ro1">
          <table:table-cell table:number-columns-repeated="2"/>
          <table:table-cell table:style-name="ce16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Readability</text:p>
          </table:table-cell>
          <table:table-cell table:number-columns-repeated="61"/>
        </table:table-row>
        <table:table-row table:style-name="ro9" table:number-rows-repeated="104856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heet3" table:style-name="ta3">
        <table:table-column table:style-name="co10" table:default-cell-style-name="Default"/>
        <table:table-row table:style-name="ro10">
          <table:table-cell/>
        </table:table-row>
      </table:table>
      <table:table table:name="Sheet4" table:style-name="ta3">
        <table:table-column table:style-name="co10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4:19:09.82857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7-03T14:21:12.820878423</dc:date>
    <meta:editing-duration>PT5H11M47S</meta:editing-duration>
    <meta:editing-cycles>12</meta:editing-cycles>
    <meta:document-statistic meta:table-count="4" meta:cell-count="209" meta:object-count="0"/>
  </office:meta>
</office:document-meta>
</file>